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563cm"/>
    </style:style>
    <style:style style:name="co3" style:family="table-column">
      <style:table-column-properties fo:break-before="auto" style:column-width="5.8cm"/>
    </style:style>
    <style:style style:name="co4" style:family="table-column">
      <style:table-column-properties fo:break-before="auto" style:column-width="5.188cm"/>
    </style:style>
    <style:style style:name="co6" style:family="table-column">
      <style:table-column-properties fo:break-before="auto" style:column-width="3.485cm"/>
    </style:style>
    <style:style style:name="co7" style:family="table-column">
      <style:table-column-properties fo:break-before="auto" style:column-width="5.985cm"/>
    </style:style>
    <style:style style:name="co8" style:family="table-column">
      <style:table-column-properties fo:break-before="auto" style:column-width="2.447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4.225cm"/>
    </style:style>
    <style:style style:name="ro7" style:family="table-row">
      <style:table-row-properties style:row-height="0.443cm" fo:break-before="auto" style:use-optimal-row-height="true"/>
    </style:style>
    <style:style style:name="ro2" style:family="table-row">
      <style:table-row-properties style:row-height="1.028cm" fo:break-before="auto" style:use-optimal-row-height="false"/>
    </style:style>
    <style:style style:name="ro3" style:family="table-row">
      <style:table-row-properties style:row-height="0.557cm" fo:break-before="auto" style:use-optimal-row-height="false"/>
    </style:style>
    <style:style style:name="ro4" style:family="table-row">
      <style:table-row-properties style:row-height="0.882cm" fo:break-before="auto" style:use-optimal-row-height="true"/>
    </style:style>
    <style:style style:name="ro5" style:family="table-row">
      <style:table-row-properties style:row-height="0.469cm" fo:break-before="auto" style:use-optimal-row-height="true"/>
    </style:style>
    <style:style style:name="ro6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e6e6ff"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background-color="#e6e6ff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style:font-name-asian="WenQuanYi Micro Hei" style:font-name-complex="Lohit Hindi"/>
    </style:style>
  </office:automatic-styles>
  <office:body>
    <office:spreadsheet>
      <table:table table:name="Tabelle1" table:style-name="ta1"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number-columns-repeated="1012" table:default-cell-style-name="Default"/>
        <table:table-column table:style-name="co9" table:visibility="collapse" table:number-columns-repeated="2" table:default-cell-style-name="Default"/>
        <table:table-row table:style-name="ro2">
          <table:table-cell table:style-name="ce1" office:value-type="string" table:number-columns-spanned="6" table:number-rows-spanned="1">
            <text:p>Alte Datenbank: Formular- und Datenbankfelder, Bedeutung, Datenbasis</text:p>
          </table:table-cell>
          <table:covered-table-cell table:number-columns-repeated="5"/>
          <table:table-cell table:number-columns-repeated="1017"/>
        </table:table-row>
        <table:table-row table:style-name="ro3">
          <table:table-cell table:style-name="ce1"/>
          <table:table-cell table:number-columns-repeated="1022"/>
        </table:table-row>
        <table:table-row table:style-name="ro4">
          <table:table-cell table:style-name="ce2" office:value-type="string">
            <text:p>Kommentar</text:p>
          </table:table-cell>
          <table:table-cell table:style-name="ce2" office:value-type="string">
            <text:p>Counter part in new database</text:p>
          </table:table-cell>
          <table:table-cell table:style-name="ce6" office:value-type="string">
            <text:p>Label</text:p>
          </table:table-cell>
          <table:table-cell table:style-name="ce6" office:value-type="string">
            <text:p>Spaltenname</text:p>
          </table:table-cell>
          <table:table-cell table:style-name="ce6" office:value-type="string">
            <text:p>Kommentar zu den Daten</text:p>
            <text:p>In der Datenbank</text:p>
          </table:table-cell>
          <table:table-cell table:style-name="ce6" office:value-type="string">
            <text:p>Optional form </text:p>
            <text:p>Field</text:p>
          </table:table-cell>
          <table:table-cell table:number-columns-repeated="1017"/>
        </table:table-row>
        <table:table-row table:style-name="ro7">
          <table:table-cell table:style-name="ce3" office:value-type="string">
            <text:p>Bedeutung?</text:p>
          </table:table-cell>
          <table:table-cell office:value-type="string">
            <text:p>publication.www-ready</text:p>
          </table:table-cell>
          <table:table-cell office:value-type="string">
            <text:p>WWW READY</text:p>
          </table:table-cell>
          <table:table-cell office:value-type="string">
            <text:p>ready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work.doi</text:p>
          </table:table-cell>
          <table:table-cell office:value-type="string">
            <text:p>URN</text:p>
          </table:table-cell>
          <table:table-cell office:value-type="string">
            <text:p>doi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1-to-n between work and title</text:p>
          </table:table-cell>
          <table:table-cell office:value-type="string">
            <text:p>Titel</text:p>
          </table:table-cell>
          <table:table-cell office:value-type="string">
            <text:p>title</text:p>
          </table:table-cell>
          <table:table-cell/>
          <table:table-cell office:value-type="string">
            <text:p>required</text:p>
          </table:table-cell>
          <table:table-cell table:number-columns-repeated="1017"/>
        </table:table-row>
        <table:table-row table:style-name="ro7">
          <table:table-cell/>
          <table:table-cell office:value-type="string">
            <text:p>titlefragment entity</text:p>
          </table:table-cell>
          <table:table-cell office:value-type="string">
            <text:p>Untertitel</text:p>
          </table:table-cell>
          <table:table-cell office:value-type="string">
            <text:p>subtitle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titlefragment entity</text:p>
          </table:table-cell>
          <table:table-cell office:value-type="string">
            <text:p>weiterer Titel</text:p>
          </table:table-cell>
          <table:table-cell office:value-type="string">
            <text:p>other_title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titlefragment entity</text:p>
          </table:table-cell>
          <table:table-cell office:value-type="string">
            <text:p>Kurztitel</text:p>
          </table:table-cell>
          <table:table-cell office:value-type="string">
            <text:p>short_title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1-to-n between work and person</text:p>
          </table:table-cell>
          <table:table-cell table:style-name="ce7" office:value-type="string" table:number-columns-spanned="2" table:number-rows-spanned="1">
            <text:p> Autor(en)</text:p>
          </table:table-cell>
          <table:covered-table-cell/>
          <table:table-cell/>
          <table:table-cell office:value-type="string">
            <text:p>required</text:p>
          </table:table-cell>
          <table:table-cell table:number-columns-repeated="1017"/>
        </table:table-row>
        <table:table-row table:style-name="ro7">
          <table:table-cell/>
          <table:table-cell office:value-type="string">
            <text:p>namefragment</text:p>
          </table:table-cell>
          <table:table-cell office:value-type="string">
            <text:p>Vorname</text:p>
          </table:table-cell>
          <table:table-cell office:value-type="string">
            <text:p>autorX_prename</text:p>
          </table:table-cell>
          <table:table-cell office:value-type="string">
            <text:p>Drittautor existiert nie</text:p>
          </table:table-cell>
          <table:table-cell table:number-columns-repeated="1018"/>
        </table:table-row>
        <table:table-row table:style-name="ro7">
          <table:table-cell/>
          <table:table-cell office:value-type="string">
            <text:p>namefragment</text:p>
          </table:table-cell>
          <table:table-cell office:value-type="string">
            <text:p>Nachname</text:p>
          </table:table-cell>
          <table:table-cell office:value-type="string">
            <text:p>autorX_lastname</text:p>
          </table:table-cell>
          <table:table-cell table:style-name="ce3"/>
          <table:table-cell table:number-columns-repeated="1018"/>
        </table:table-row>
        <table:table-row table:style-name="ro7">
          <table:table-cell/>
          <table:table-cell office:value-type="string">
            <text:p>namefragment</text:p>
          </table:table-cell>
          <table:table-cell office:value-type="string">
            <text:p>Schreibweise</text:p>
          </table:table-cell>
          <table:table-cell office:value-type="string">
            <text:p>autorX_spelling</text:p>
          </table:table-cell>
          <table:table-cell table:number-columns-repeated="1019"/>
        </table:table-row>
        <table:table-row table:style-name="ro7">
          <table:table-cell office:value-type="string">
            <text:p>Muss manuell geparsed werden.</text:p>
          </table:table-cell>
          <table:table-cell office:value-type="string">
            <text:p>namefragment</text:p>
          </table:table-cell>
          <table:table-cell office:value-type="string">
            <text:p>Synonyme</text:p>
          </table:table-cell>
          <table:table-cell office:value-type="string">
            <text:p>autorX_syn_names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person.gnd</text:p>
          </table:table-cell>
          <table:table-cell office:value-type="string">
            <text:p>PND</text:p>
          </table:table-cell>
          <table:table-cell office:value-type="string">
            <text:p>autorX_pnd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7" office:value-type="string" table:number-columns-spanned="2" table:number-rows-spanned="1">
            <text:p> Zusätzliches</text:p>
          </table:table-cell>
          <table:covered-table-cell/>
          <table:table-cell table:number-columns-repeated="1019"/>
        </table:table-row>
        <table:table-row table:style-name="ro4">
          <table:table-cell table:style-name="ce4" office:value-type="string">
            <text:p>Bedeutung?</text:p>
            <text:p><text:span text:style-name="T1">0 "nicht zugänglich"; 1 "zugänglich"; 2 "ungeklärt";</text:span></text:p>
          </table:table-cell>
          <table:table-cell table:style-name="ce4" office:value-type="string">
            <text:p>missing</text:p>
          </table:table-cell>
          <table:table-cell table:style-name="ce8" office:value-type="string">
            <text:p>Zugänglichkeit</text:p>
          </table:table-cell>
          <table:table-cell table:style-name="ce8" office:value-type="string">
            <text:p>availability</text:p>
          </table:table-cell>
          <table:table-cell table:style-name="ce8" office:value-type="string">
            <text:p>0 für 16 Publikationen, 1 für den Rest</text:p>
          </table:table-cell>
          <table:table-cell table:style-name="ce8" office:value-type="string">
            <text:p>required</text:p>
          </table:table-cell>
          <table:table-cell table:number-columns-repeated="1017"/>
        </table:table-row>
        <table:table-row table:style-name="ro5">
          <table:table-cell table:style-name="ce3"/>
          <table:table-cell office:value-type="string">
            <text:p>missing</text:p>
          </table:table-cell>
          <table:table-cell office:value-type="string">
            <text:p>Bandnummer des Buches</text:p>
          </table:table-cell>
          <table:table-cell office:value-type="string">
            <text:p>band_zaehlung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>
            <text:p>Bände gesamt</text:p>
          </table:table-cell>
          <table:table-cell office:value-type="string">
            <text:p>band_anzahl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>
            <text:p>Band (alphanum.)</text:p>
          </table:table-cell>
          <table:table-cell office:value-type="string">
            <text:p>band_alphanum</text:p>
          </table:table-cell>
          <table:table-cell table:number-columns-repeated="1019"/>
        </table:table-row>
        <table:table-row table:style-name="ro4">
          <table:table-cell office:value-type="string">
            <text:p>Wie eine Literaturangabe/Zitation. </text:p>
            <text:p>Könnte generiert werden, ist aber einheitlich.</text:p>
          </table:table-cell>
          <table:table-cell office:value-type="string">
            <text:p>titlefragment of type Kurztitel</text:p>
          </table:table-cell>
          <table:table-cell office:value-type="string">
            <text:p>dta_bibl_angabe</text:p>
          </table:table-cell>
          <table:table-cell office:value-type="string">
            <text:p>dta_bibl_angabe</text:p>
          </table:table-cell>
          <table:table-cell table:number-columns-repeated="1019"/>
        </table:table-row>
        <table:table-row table:style-name="ro5">
          <table:table-cell office:value-type="string">
            <text:p>Redundant</text:p>
          </table:table-cell>
          <table:table-cell/>
          <table:table-cell table:style-name="Durchgestrichen" office:value-type="string">
            <text:p>first_bibl_angabe</text:p>
          </table:table-cell>
          <table:table-cell table:style-name="Durchgestrichen" office:value-type="string">
            <text:p>first_bibl_angabe</text:p>
          </table:table-cell>
          <table:table-cell office:value-type="string">
            <text:p>Nur NULL-Werte</text:p>
          </table:table-cell>
          <table:table-cell table:style-name="Durchgestrichen"/>
          <table:table-cell table:number-columns-repeated="1017"/>
        </table:table-row>
        <table:table-row table:style-name="ro7">
          <table:table-cell table:number-columns-repeated="2"/>
          <table:table-cell table:style-name="ce7" office:value-type="string" table:number-columns-spanned="2" table:number-rows-spanned="1">
            <text:p> DTA Auflage</text:p>
          </table:table-cell>
          <table:covered-table-cell/>
          <table:table-cell table:number-columns-repeated="1019"/>
        </table:table-row>
        <table:table-row table:style-name="ro7">
          <table:table-cell table:number-columns-repeated="2"/>
          <table:table-cell office:value-type="string">
            <text:p>Jahr</text:p>
          </table:table-cell>
          <table:table-cell office:value-type="string">
            <text:p>year</text:p>
          </table:table-cell>
          <table:table-cell/>
          <table:table-cell office:value-type="string">
            <text:p>required</text:p>
          </table:table-cell>
          <table:table-cell table:number-columns-repeated="1017"/>
        </table:table-row>
        <table:table-row table:style-name="ro7">
          <table:table-cell table:number-columns-repeated="2"/>
          <table:table-cell office:value-type="string">
            <text:p>DTA Datum</text:p>
          </table:table-cell>
          <table:table-cell office:value-type="string">
            <text:p>dta_pub_date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place</text:p>
          </table:table-cell>
          <table:table-cell office:value-type="string">
            <text:p>DTA Ort</text:p>
          </table:table-cell>
          <table:table-cell office:value-type="string">
            <text:p>dta_pub_location</text:p>
          </table:table-cell>
          <table:table-cell table:number-columns-repeated="1019"/>
        </table:table-row>
        <table:table-row table:style-name="ro7">
          <table:table-cell table:number-columns-repeated="2"/>
          <table:table-cell office:value-type="string">
            <text:p>DTA Verlag</text:p>
          </table:table-cell>
          <table:table-cell office:value-type="string">
            <text:p>dta_pub_verlag</text:p>
          </table:table-cell>
          <table:table-cell table:number-columns-repeated="1019"/>
        </table:table-row>
        <table:table-row table:style-name="ro7">
          <table:table-cell table:number-columns-repeated="2"/>
          <table:table-cell office:value-type="string">
            <text:p>DTA in: (Autor)</text:p>
          </table:table-cell>
          <table:table-cell office:value-type="string">
            <text:p>dta_in_autor</text:p>
          </table:table-cell>
          <table:table-cell table:number-columns-repeated="1019"/>
        </table:table-row>
        <table:table-row table:style-name="ro7">
          <table:table-cell table:number-columns-repeated="2"/>
          <table:table-cell office:value-type="string">
            <text:p>DTA in: (Titel)</text:p>
          </table:table-cell>
          <table:table-cell office:value-type="string">
            <text:p>dta_edition</text:p>
          </table:table-cell>
          <table:table-cell table:number-columns-repeated="1019"/>
        </table:table-row>
        <table:table-row table:style-name="ro7">
          <table:table-cell table:number-columns-repeated="2"/>
          <table:table-cell office:value-type="string">
            <text:p>DTA Auflage (normiert):</text:p>
          </table:table-cell>
          <table:table-cell office:value-type="string">
            <text:p>dta_auflage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missing</text:p>
          </table:table-cell>
          <table:table-cell office:value-type="string">
            <text:p>DTA Werkauswahl Kommentar:</text:p>
          </table:table-cell>
          <table:table-cell office:value-type="string">
            <text:p>dta_comment2</text:p>
          </table:table-cell>
          <table:table-cell table:number-columns-repeated="1019"/>
        </table:table-row>
        <table:table-row table:style-name="ro7">
          <table:table-cell table:number-columns-repeated="1023"/>
        </table:table-row>
        <table:table-row table:style-name="ro7">
          <table:table-cell table:number-columns-repeated="2"/>
          <table:table-cell office:value-type="string">
            <text:p>Publiziert durch</text:p>
          </table:table-cell>
          <table:table-cell office:value-type="string">
            <text:p>publisher</text:p>
          </table:table-cell>
          <table:table-cell table:number-columns-repeated="1019"/>
        </table:table-row>
        <table:table-row table:style-name="ro7">
          <table:table-cell table:number-columns-repeated="2"/>
          <table:table-cell office:value-type="string">
            <text:p>Übersetzer</text:p>
          </table:table-cell>
          <table:table-cell office:value-type="string">
            <text:p>uebersetzer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Durchgestrichen" office:value-type="string">
            <text:p>DTA Hrsg</text:p>
          </table:table-cell>
          <table:table-cell table:style-name="Durchgestrichen" office:value-type="string">
            <text:p>dta_pub_name</text:p>
          </table:table-cell>
          <table:table-cell office:value-type="string">
            <text:p>Nur NULL-Werte</text:p>
          </table:table-cell>
          <table:table-cell table:style-name="Durchgestrichen"/>
          <table:table-cell table:number-columns-repeated="1017"/>
        </table:table-row>
        <table:table-row table:style-name="ro7">
          <table:table-cell table:number-columns-repeated="2"/>
          <table:table-cell office:value-type="string">
            <text:p>DTA Seiten (Werk/Zs.)</text:p>
          </table:table-cell>
          <table:table-cell office:value-type="string">
            <text:p>dta_seiten</text:p>
          </table:table-cell>
          <table:table-cell table:number-columns-repeated="1019"/>
        </table:table-row>
        <table:table-row table:style-name="ro7">
          <table:table-cell table:number-columns-repeated="2"/>
          <table:table-cell office:value-type="string">
            <text:p>DTA Reihe / Zs., Titel</text:p>
          </table:table-cell>
          <table:table-cell office:value-type="string">
            <text:p>dta_reihe_titel</text:p>
          </table:table-cell>
          <table:table-cell table:number-columns-repeated="1019"/>
        </table:table-row>
        <table:table-row table:style-name="ro7">
          <table:table-cell table:number-columns-repeated="2"/>
          <table:table-cell office:value-type="string">
            <text:p>DTA Reihe / Zs., Band</text:p>
          </table:table-cell>
          <table:table-cell office:value-type="string">
            <text:p>dta_reihe_band</text:p>
          </table:table-cell>
          <table:table-cell table:number-columns-repeated="1019"/>
        </table:table-row>
        <table:table-row table:style-name="ro7">
          <table:table-cell table:number-columns-repeated="2"/>
          <table:table-cell office:value-type="string">
            <text:p>DTA Reihe / Zs., Jg.</text:p>
          </table:table-cell>
          <table:table-cell office:value-type="string">
            <text:p>dta_reihe_jahrgang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7" office:value-type="string" table:number-columns-spanned="2" table:number-rows-spanned="1">
            <text:p> Erstauflage</text:p>
          </table:table-cell>
          <table:covered-table-cell/>
          <table:table-cell table:number-columns-repeated="1019"/>
        </table:table-row>
        <table:table-row table:style-name="ro6">
          <table:table-cell table:number-columns-repeated="2"/>
          <table:table-cell office:value-type="string">
            <text:p>Erstausgabe Status</text:p>
          </table:table-cell>
          <table:table-cell office:value-type="string">
            <text:p>first_status</text:p>
          </table:table-cell>
          <table:table-cell office:value-type="string">
            <text:p>0: unbearbeitet, 1: Erstveröffentlichung, 2: keine Erstveröffentlichung, 3: Erstveröffentlichung unklar</text:p>
          </table:table-cell>
          <table:table-cell table:number-columns-repeated="1018"/>
        </table:table-row>
        <table:table-row table:style-name="ro6">
          <table:table-cell table:style-name="ce3" office:value-type="string">
            <text:p>Bedeutung?</text:p>
          </table:table-cell>
          <table:table-cell/>
          <table:table-cell office:value-type="string">
            <text:p>Erstausgabe Status Datum</text:p>
          </table:table-cell>
          <table:table-cell office:value-type="string">
            <text:p>first_status_date</text:p>
          </table:table-cell>
          <table:table-cell table:number-columns-repeated="1019"/>
        </table:table-row>
        <table:table-row table:style-name="ro6">
          <table:table-cell table:style-name="ce5" office:value-type="string">
            <text:p>Redundant</text:p>
          </table:table-cell>
          <table:table-cell/>
          <table:table-cell table:style-name="Durchgestrichen" office:value-type="string">
            <text:p>?</text:p>
          </table:table-cell>
          <table:table-cell table:style-name="Durchgestrichen" office:value-type="string">
            <text:p>first_publisher</text:p>
          </table:table-cell>
          <table:table-cell office:value-type="string">
            <text:p>Nur NULL-Werte</text:p>
          </table:table-cell>
          <table:table-cell table:style-name="Durchgestrichen"/>
          <table:table-cell table:number-columns-repeated="1017"/>
        </table:table-row>
        <table:table-row table:style-name="ro6">
          <table:table-cell office:value-type="string">
            <text:p>Redundant</text:p>
          </table:table-cell>
          <table:table-cell/>
          <table:table-cell office:value-type="string">
            <text:p>Erstausgabe Datum</text:p>
          </table:table-cell>
          <table:table-cell office:value-type="string">
            <text:p>first_pub_date</text:p>
          </table:table-cell>
          <table:table-cell table:number-columns-repeated="1019"/>
        </table:table-row>
        <table:table-row table:style-name="ro6">
          <table:table-cell office:value-type="string">
            <text:p>Redundant</text:p>
          </table:table-cell>
          <table:table-cell/>
          <table:table-cell office:value-type="string">
            <text:p>Erstausgabe Ort</text:p>
          </table:table-cell>
          <table:table-cell office:value-type="string">
            <text:p>first_pub_location</text:p>
          </table:table-cell>
          <table:table-cell table:number-columns-repeated="1019"/>
        </table:table-row>
        <table:table-row table:style-name="ro6">
          <table:table-cell office:value-type="string">
            <text:p>Redundant</text:p>
          </table:table-cell>
          <table:table-cell/>
          <table:table-cell office:value-type="string">
            <text:p>Erstausgabe Verlag</text:p>
          </table:table-cell>
          <table:table-cell office:value-type="string">
            <text:p>first_pub_verlag</text:p>
          </table:table-cell>
          <table:table-cell table:number-columns-repeated="1019"/>
        </table:table-row>
        <table:table-row table:style-name="ro6">
          <table:table-cell office:value-type="string">
            <text:p>Redundant</text:p>
          </table:table-cell>
          <table:table-cell/>
          <table:table-cell table:style-name="Durchgestrichen" office:value-type="string">
            <text:p>Erstausgabe in: (Autor)</text:p>
          </table:table-cell>
          <table:table-cell table:style-name="Durchgestrichen" office:value-type="string">
            <text:p>first_in_autor</text:p>
          </table:table-cell>
          <table:table-cell office:value-type="string">
            <text:p>Nur ein testwert</text:p>
          </table:table-cell>
          <table:table-cell table:style-name="Durchgestrichen"/>
          <table:table-cell table:number-columns-repeated="1017"/>
        </table:table-row>
        <table:table-row table:style-name="ro6">
          <table:table-cell office:value-type="string">
            <text:p>Redundant</text:p>
          </table:table-cell>
          <table:table-cell/>
          <table:table-cell office:value-type="string">
            <text:p>Erstausgabe in: (Titel)</text:p>
          </table:table-cell>
          <table:table-cell office:value-type="string">
            <text:p>first_in_title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Durchgestrichen" office:value-type="string">
            <text:p>Erstausgabe Auflagenvermerk</text:p>
          </table:table-cell>
          <table:table-cell table:style-name="Durchgestrichen" office:value-type="string">
            <text:p>first_auflagenvermerk</text:p>
          </table:table-cell>
          <table:table-cell office:value-type="string">
            <text:p>Nur testwerte</text:p>
          </table:table-cell>
          <table:table-cell table:style-name="Durchgestrichen"/>
          <table:table-cell table:number-columns-repeated="1017"/>
        </table:table-row>
        <table:table-row table:style-name="ro6">
          <table:table-cell office:value-type="string">
            <text:p>Redundant</text:p>
          </table:table-cell>
          <table:table-cell/>
          <table:table-cell office:value-type="string">
            <text:p>Erstauflage Herausgeber</text:p>
          </table:table-cell>
          <table:table-cell office:value-type="string">
            <text:p>first_pub_name</text:p>
          </table:table-cell>
          <table:table-cell table:number-columns-repeated="1019"/>
        </table:table-row>
        <table:table-row table:style-name="ro6">
          <table:table-cell office:value-type="string">
            <text:p>Redundant</text:p>
          </table:table-cell>
          <table:table-cell/>
          <table:table-cell office:value-type="string">
            <text:p>Erstausgabe Verlag</text:p>
          </table:table-cell>
          <table:table-cell office:value-type="string">
            <text:p>first_verlag</text:p>
          </table:table-cell>
          <table:table-cell table:number-columns-repeated="1019"/>
        </table:table-row>
        <table:table-row table:style-name="ro6">
          <table:table-cell office:value-type="string">
            <text:p>Redundant</text:p>
          </table:table-cell>
          <table:table-cell/>
          <table:table-cell office:value-type="string">
            <text:p>Erstausgabe Seiten (Werk /Zs.)</text:p>
          </table:table-cell>
          <table:table-cell office:value-type="string">
            <text:p>first_seiten</text:p>
          </table:table-cell>
          <table:table-cell table:number-columns-repeated="1019"/>
        </table:table-row>
        <table:table-row table:style-name="ro6">
          <table:table-cell office:value-type="string">
            <text:p>Redundant</text:p>
          </table:table-cell>
          <table:table-cell/>
          <table:table-cell office:value-type="string">
            <text:p>Erstausgabe Reihe / Zs., Titel</text:p>
          </table:table-cell>
          <table:table-cell office:value-type="string">
            <text:p>first_reihe_titel</text:p>
          </table:table-cell>
          <table:table-cell table:number-columns-repeated="1019"/>
        </table:table-row>
        <table:table-row table:style-name="ro6">
          <table:table-cell office:value-type="string">
            <text:p>Redundant</text:p>
          </table:table-cell>
          <table:table-cell/>
          <table:table-cell office:value-type="string">
            <text:p>Erstausgabe Reihe / Zs., Band</text:p>
          </table:table-cell>
          <table:table-cell office:value-type="string">
            <text:p>first_reihe_band</text:p>
          </table:table-cell>
          <table:table-cell table:number-columns-repeated="1019"/>
        </table:table-row>
        <table:table-row table:style-name="ro6">
          <table:table-cell office:value-type="string">
            <text:p>Redundant</text:p>
          </table:table-cell>
          <table:table-cell/>
          <table:table-cell office:value-type="string">
            <text:p>Erstausgabe Reihe / Zs., Jg.</text:p>
          </table:table-cell>
          <table:table-cell office:value-type="string">
            <text:p>first_reihe_jahrgang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string">
            <text:p>Erstausgabe Anmerkung</text:p>
          </table:table-cell>
          <table:table-cell office:value-type="string">
            <text:p>first_comments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7" office:value-type="string" table:number-columns-spanned="2" table:number-rows-spanned="1">
            <text:p> Physische Größe</text:p>
          </table:table-cell>
          <table:covered-table-cell/>
          <table:table-cell table:number-columns-repeated="1019"/>
        </table:table-row>
        <table:table-row table:style-name="ro7">
          <table:table-cell table:number-columns-repeated="2"/>
          <table:table-cell office:value-type="string">
            <text:p>Umfang</text:p>
          </table:table-cell>
          <table:table-cell office:value-type="string">
            <text:p>umfang</text:p>
          </table:table-cell>
          <table:table-cell table:number-columns-repeated="1019"/>
        </table:table-row>
        <table:table-row table:style-name="ro7">
          <table:table-cell table:number-columns-repeated="2"/>
          <table:table-cell office:value-type="string">
            <text:p>Umfang normiert</text:p>
          </table:table-cell>
          <table:table-cell office:value-type="string">
            <text:p>umfang_normiert</text:p>
          </table:table-cell>
          <table:table-cell table:number-columns-repeated="1019"/>
        </table:table-row>
        <table:table-row table:style-name="ro7">
          <table:table-cell table:number-columns-repeated="2"/>
          <table:table-cell office:value-type="string">
            <text:p>Format</text:p>
          </table:table-cell>
          <table:table-cell office:value-type="string">
            <text:p>format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7" office:value-type="string" table:number-columns-spanned="2" table:number-rows-spanned="1">
            <text:p> Kommentare</text:p>
          </table:table-cell>
          <table:covered-table-cell/>
          <table:table-cell table:number-columns-repeated="1019"/>
        </table:table-row>
        <table:table-row table:style-name="ro7">
          <table:table-cell table:number-columns-repeated="2"/>
          <table:table-cell office:value-type="string">
            <text:p>Band</text:p>
          </table:table-cell>
          <table:table-cell office:value-type="string">
            <text:p>zs_band</text:p>
          </table:table-cell>
          <table:table-cell office:value-type="string">
            <text:p>Für zwei Publikationen gesetzt</text:p>
          </table:table-cell>
          <table:table-cell table:number-columns-repeated="1018"/>
        </table:table-row>
        <table:table-row table:style-name="ro7">
          <table:table-cell table:number-columns-repeated="2"/>
          <table:table-cell table:style-name="Durchgestrichen" office:value-type="string">
            <text:p>B/Z Nummer</text:p>
          </table:table-cell>
          <table:table-cell table:style-name="Durchgestrichen" office:value-type="string">
            <text:p>zs_nummer</text:p>
          </table:table-cell>
          <table:table-cell office:value-type="string">
            <text:p>Nur NULL-Werte</text:p>
          </table:table-cell>
          <table:table-cell table:style-name="Durchgestrichen"/>
          <table:table-cell table:number-columns-repeated="1017"/>
        </table:table-row>
        <table:table-row table:style-name="ro7">
          <table:table-cell table:number-columns-repeated="2"/>
          <table:table-cell office:value-type="string">
            <text:p>B/Z Seiten</text:p>
          </table:table-cell>
          <table:table-cell office:value-type="string">
            <text:p>zs_seiten</text:p>
          </table:table-cell>
          <table:table-cell office:value-type="string">
            <text:p>Für eine Publikation sinnvoller Wert</text:p>
          </table:table-cell>
          <table:table-cell table:number-columns-repeated="1018"/>
        </table:table-row>
        <table:table-row table:style-name="ro7">
          <table:table-cell table:number-columns-repeated="2"/>
          <table:table-cell table:style-name="Durchgestrichen" office:value-type="string">
            <text:p>B/Z Jahrgang</text:p>
          </table:table-cell>
          <table:table-cell table:style-name="Durchgestrichen" office:value-type="string">
            <text:p>zs_jahrgang</text:p>
          </table:table-cell>
          <table:table-cell office:value-type="string">
            <text:p>Nur NULL-Werte</text:p>
          </table:table-cell>
          <table:table-cell table:style-name="Durchgestrichen"/>
          <table:table-cell table:number-columns-repeated="1017"/>
        </table:table-row>
        <table:table-row table:style-name="ro7">
          <table:table-cell table:number-columns-repeated="2"/>
          <table:table-cell table:style-name="Durchgestrichen" office:value-type="string">
            <text:p>B/Z Herausgeber</text:p>
          </table:table-cell>
          <table:table-cell table:style-name="Durchgestrichen" office:value-type="string">
            <text:p>zs_hg</text:p>
          </table:table-cell>
          <table:table-cell office:value-type="string">
            <text:p>Nur NULL-Werte</text:p>
          </table:table-cell>
          <table:table-cell table:style-name="Durchgestrichen"/>
          <table:table-cell table:number-columns-repeated="1017"/>
        </table:table-row>
        <table:table-row table:style-name="ro7">
          <table:table-cell table:number-columns-repeated="2"/>
          <table:table-cell table:style-name="Durchgestrichen" office:value-type="string">
            <text:p>B/Z Titel</text:p>
          </table:table-cell>
          <table:table-cell table:style-name="Durchgestrichen" office:value-type="string">
            <text:p>zs_titel</text:p>
          </table:table-cell>
          <table:table-cell/>
          <table:table-cell table:style-name="Durchgestrichen"/>
          <table:table-cell table:number-columns-repeated="1017"/>
        </table:table-row>
        <table:table-row table:style-name="ro7">
          <table:table-cell table:number-columns-repeated="2"/>
          <table:table-cell table:style-name="Durchgestrichen" office:value-type="string">
            <text:p>Publikationstyp</text:p>
          </table:table-cell>
          <table:table-cell table:style-name="Durchgestrichen" office:value-type="string">
            <text:p>type_pub</text:p>
          </table:table-cell>
          <table:table-cell office:value-type="string">
            <text:p>Ist einmal „Aufsatz“ und einmal „Monographie“ kann wohl entfernt werden.</text:p>
          </table:table-cell>
          <table:table-cell table:style-name="Durchgestrichen"/>
          <table:table-cell table:number-columns-repeated="1017"/>
        </table:table-row>
        <table:table-row table:style-name="ro7">
          <table:table-cell table:number-columns-repeated="2"/>
          <table:table-cell office:value-type="string">
            <text:p>Reihentitel</text:p>
          </table:table-cell>
          <table:table-cell office:value-type="string">
            <text:p>reihentitel</text:p>
          </table:table-cell>
          <table:table-cell office:value-type="string">
            <text:p>Für zwei Publikationen sinnvolle Werte</text:p>
          </table:table-cell>
          <table:table-cell table:number-columns-repeated="1018"/>
        </table:table-row>
        <table:table-row table:style-name="ro7">
          <table:table-cell table:number-columns-repeated="2"/>
          <table:table-cell table:style-name="Durchgestrichen" office:value-type="string">
            <text:p>Erschienen in</text:p>
          </table:table-cell>
          <table:table-cell table:style-name="Durchgestrichen" office:value-type="string">
            <text:p>erschienen_in</text:p>
          </table:table-cell>
          <table:table-cell office:value-type="string">
            <text:p>Nur NULL-Werte</text:p>
          </table:table-cell>
          <table:table-cell table:style-name="Durchgestrichen"/>
          <table:table-cell table:number-columns-repeated="1017"/>
        </table:table-row>
        <table:table-row table:style-name="ro7">
          <table:table-cell table:number-columns-repeated="2"/>
          <table:table-cell office:value-type="string">
            <text:p>Kommentar Ausgabe</text:p>
          </table:table-cell>
          <table:table-cell office:value-type="string">
            <text:p>dta_comments</text:p>
          </table:table-cell>
          <table:table-cell table:number-columns-repeated="1019"/>
        </table:table-row>
        <table:table-row table:style-name="ro7">
          <table:table-cell table:number-columns-repeated="2"/>
          <table:table-cell office:value-type="string">
            <text:p>Kommentar Encoding</text:p>
          </table:table-cell>
          <table:table-cell office:value-type="string">
            <text:p>special_comment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7" office:value-type="string" table:number-columns-spanned="2" table:number-rows-spanned="1">
            <text:p> DTA DB Metadaten</text:p>
          </table:table-cell>
          <table:covered-table-cell/>
          <table:table-cell table:number-columns-repeated="1019"/>
        </table:table-row>
        <table:table-row table:style-name="ro7">
          <table:table-cell table:number-columns-repeated="2"/>
          <table:table-cell office:value-type="string">
            <text:p>hinzugefügt</text:p>
          </table:table-cell>
          <table:table-cell office:value-type="string">
            <text:p>dta_insert_date</text:p>
          </table:table-cell>
          <table:table-cell table:number-columns-repeated="1019"/>
        </table:table-row>
        <table:table-row table:style-name="ro7">
          <table:table-cell table:number-columns-repeated="2"/>
          <table:table-cell office:value-type="string">
            <text:p>letzte Änderung am:</text:p>
          </table:table-cell>
          <table:table-cell office:value-type="string">
            <text:p>log_last_change</text:p>
          </table:table-cell>
          <table:table-cell table:number-columns-repeated="1019"/>
        </table:table-row>
        <table:table-row table:style-name="ro7">
          <table:table-cell table:number-columns-repeated="2"/>
          <table:table-cell office:value-type="string">
            <text:p>letzte Änderung durch:</text:p>
          </table:table-cell>
          <table:table-cell office:value-type="string">
            <text:p>log_last_user</text:p>
          </table:table-cell>
          <table:table-cell table:number-columns-repeated="1019"/>
        </table:table-row>
        <table:table-row table:style-name="ro7">
          <table:table-cell table:number-columns-repeated="2"/>
          <table:table-cell office:value-type="string">
            <text:p>Metadaten</text:p>
          </table:table-cell>
          <table:table-cell table:number-columns-repeated="1020"/>
        </table:table-row>
        <table:table-row table:style-name="ro7">
          <table:table-cell table:number-columns-repeated="2"/>
          <table:table-cell office:value-type="string">
            <text:p>Metadaten editieren</text:p>
          </table:table-cell>
          <table:table-cell table:number-columns-repeated="1020"/>
        </table:table-row>
        <table:table-row table:style-name="ro7">
          <table:table-cell table:number-columns-repeated="2"/>
          <table:table-cell table:style-name="ce7" office:value-type="string" table:number-columns-spanned="2" table:number-rows-spanned="1">
            <text:p> DTA Version</text:p>
          </table:table-cell>
          <table:covered-table-cell/>
          <table:table-cell table:number-columns-repeated="1019"/>
        </table:table-row>
        <table:table-row table:style-name="ro7">
          <table:table-cell table:number-columns-repeated="2"/>
          <table:table-cell office:value-type="string">
            <text:p>Seiten</text:p>
          </table:table-cell>
          <table:table-cell office:value-type="string">
            <text:p>book_sides</text:p>
          </table:table-cell>
          <table:table-cell office:value-type="string">
            <text:p>In sechs Publikationen genutzt</text:p>
          </table:table-cell>
          <table:table-cell table:number-columns-repeated="1018"/>
        </table:table-row>
        <table:table-row table:style-name="ro7">
          <table:table-cell table:number-columns-repeated="2"/>
          <table:table-cell office:value-type="string">
            <text:p>DTA Seiten (gesamt)</text:p>
          </table:table-cell>
          <table:table-cell office:value-type="string">
            <text:p>dta_book_sides</text:p>
          </table:table-cell>
          <table:table-cell office:value-type="string">
            <text:p>In vier Publikationen genutzt</text:p>
          </table:table-cell>
          <table:table-cell table:number-columns-repeated="1018"/>
        </table:table-row>
        <table:table-row table:style-name="ro7">
          <table:table-cell table:number-columns-repeated="2"/>
          <table:table-cell office:value-type="string">
            <text:p>Typ</text:p>
          </table:table-cell>
          <table:table-cell office:value-type="string">
            <text:p>type</text:p>
          </table:table-cell>
          <table:table-cell table:number-columns-repeated="1019"/>
        </table:table-row>
        <table:table-row table:style-name="ro7">
          <table:table-cell table:number-columns-repeated="2"/>
          <table:table-cell office:value-type="string">
            <text:p>Typ (Erstausgabe)</text:p>
          </table:table-cell>
          <table:table-cell office:value-type="string">
            <text:p>type_first</text:p>
          </table:table-cell>
          <table:table-cell office:value-type="string">
            <text:p>Einmal „M“, einmal „ZSA“</text:p>
          </table:table-cell>
          <table:table-cell table:number-columns-repeated="1018"/>
        </table:table-row>
        <table:table-row table:style-name="ro7">
          <table:table-cell table:number-columns-repeated="2"/>
          <table:table-cell office:value-type="string">
            <text:p>Verzeichnis</text:p>
          </table:table-cell>
          <table:table-cell office:value-type="string">
            <text:p>dirname</text:p>
          </table:table-cell>
          <table:table-cell table:number-columns-repeated="1019"/>
        </table:table-row>
        <table:table-row table:style-name="ro7">
          <table:table-cell table:number-columns-repeated="2"/>
          <table:table-cell office:value-type="string">
            <text:p>Schriftart</text:p>
          </table:table-cell>
          <table:table-cell office:value-type="string">
            <text:p>schriftart</text:p>
          </table:table-cell>
          <table:table-cell table:number-columns-repeated="1019"/>
        </table:table-row>
        <table:table-row table:style-name="ro7">
          <table:table-cell table:number-columns-repeated="2"/>
          <table:table-cell office:value-type="string">
            <text:p>Priorität</text:p>
          </table:table-cell>
          <table:table-cell office:value-type="string">
            <text:p>prioritaet</text:p>
          </table:table-cell>
          <table:table-cell office:value-type="string">
            <text:p>Sieht genutzt aus</text:p>
          </table:table-cell>
          <table:table-cell table:number-columns-repeated="1018"/>
        </table:table-row>
        <table:table-row table:style-name="ro7">
          <table:table-cell table:number-columns-repeated="2"/>
          <table:table-cell office:value-type="string">
            <text:p>Startseite</text:p>
          </table:table-cell>
          <table:table-cell office:value-type="string">
            <text:p>startseite</text:p>
          </table:table-cell>
          <table:table-cell office:value-type="string">
            <text:p>Bezieht sich auf Seitenzahl</text:p>
          </table:table-cell>
          <table:table-cell table:number-columns-repeated="1018"/>
        </table:table-row>
        <table:table-row table:style-name="ro7">
          <table:table-cell table:number-columns-repeated="2"/>
          <table:table-cell office:value-type="string">
            <text:p>Encoding Description</text:p>
          </table:table-cell>
          <table:table-cell office:value-type="string">
            <text:p>encoding_desc</text:p>
          </table:table-cell>
          <table:table-cell office:value-type="string">
            <text:p>Ist einmal &lt;encodingDesc&gt; &lt;tagsDecl&gt; &lt;/tagsDecl&gt; &lt;/encodingDesc&gt;</text:p>
          </table:table-cell>
          <table:table-cell table:number-columns-repeated="1018"/>
        </table:table-row>
        <table:table-row table:style-name="ro7">
          <table:table-cell office:value-type="string">
            <text:p>FOREIGN KEY</text:p>
          </table:table-cell>
          <table:table-cell/>
          <table:table-cell office:value-type="string">
            <text:p>eingesetzter Nachweis</text:p>
          </table:table-cell>
          <table:table-cell office:value-type="string">
            <text:p><text:s/>id_nachweis</text:p>
          </table:table-cell>
          <table:table-cell office:value-type="string">
            <text:p>signatur</text:p>
          </table:table-cell>
          <table:table-cell table:number-columns-repeated="1018"/>
        </table:table-row>
        <table:table-row table:style-name="ro7">
          <table:table-cell table:number-columns-repeated="2"/>
          <table:table-cell table:style-name="ce7" office:value-type="string" table:number-columns-spanned="2" table:number-rows-spanned="1">
            <text:p> Einordnung</text:p>
          </table:table-cell>
          <table:covered-table-cell/>
          <table:table-cell table:number-columns-repeated="1019"/>
        </table:table-row>
        <table:table-row table:style-name="ro7">
          <table:table-cell/>
          <table:table-cell office:value-type="string">
            <text:p>genre m-to-n</text:p>
          </table:table-cell>
          <table:table-cell office:value-type="string">
            <text:p>Genre</text:p>
          </table:table-cell>
          <table:table-cell office:value-type="string">
            <text:p>genre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genre m-to-n</text:p>
          </table:table-cell>
          <table:table-cell office:value-type="string">
            <text:p>Untergenre</text:p>
          </table:table-cell>
          <table:table-cell office:value-type="string">
            <text:p>untergenre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Durchgestrichen" office:value-type="string">
            <text:p>Klassifikation</text:p>
          </table:table-cell>
          <table:table-cell table:style-name="Durchgestrichen" office:value-type="string">
            <text:p>klassifikation</text:p>
          </table:table-cell>
          <table:table-cell office:value-type="string">
            <text:p>Nur NULL-Werte</text:p>
          </table:table-cell>
          <table:table-cell table:number-columns-repeated="1018"/>
        </table:table-row>
        <table:table-row table:style-name="ro7">
          <table:table-cell table:number-columns-repeated="2"/>
          <table:table-cell office:value-type="string">
            <text:p>dwds_kategorie1</text:p>
          </table:table-cell>
          <table:table-cell office:value-type="string">
            <text:p>dwds_kategorie1</text:p>
          </table:table-cell>
          <table:table-cell table:number-columns-repeated="1019"/>
        </table:table-row>
        <table:table-row table:style-name="ro7">
          <table:table-cell table:number-columns-repeated="2"/>
          <table:table-cell office:value-type="string">
            <text:p>dwds_unterkategorie1</text:p>
          </table:table-cell>
          <table:table-cell office:value-type="string">
            <text:p>dwds_unterkategorie1</text:p>
          </table:table-cell>
          <table:table-cell table:number-columns-repeated="1019"/>
        </table:table-row>
        <table:table-row table:style-name="ro7">
          <table:table-cell table:number-columns-repeated="2"/>
          <table:table-cell office:value-type="string">
            <text:p>dwds_kategorie2</text:p>
          </table:table-cell>
          <table:table-cell office:value-type="string">
            <text:p>dwds_kategorie2</text:p>
          </table:table-cell>
          <table:table-cell table:number-columns-repeated="1019"/>
        </table:table-row>
        <table:table-row table:style-name="ro7">
          <table:table-cell table:number-columns-repeated="2"/>
          <table:table-cell office:value-type="string">
            <text:p>dwds_unterkategorie2</text:p>
          </table:table-cell>
          <table:table-cell office:value-type="string">
            <text:p>dwds_unterkategorie2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7" office:value-type="string" table:number-columns-spanned="2" table:number-rows-spanned="1">
            <text:p>Begründung für Korpusbestandteil</text:p>
          </table:table-cell>
          <table:covered-table-cell/>
          <table:table-cell table:number-columns-repeated="1019"/>
        </table:table-row>
        <table:table-row table:style-name="ro7">
          <table:table-cell table:number-columns-repeated="2"/>
          <table:table-cell table:style-name="Durchgestrichen"/>
          <table:table-cell office:value-type="string">
            <text:p>usecase</text:p>
          </table:table-cell>
          <table:table-cell office:value-type="string">
            <text:p>Sinnvoller Wert für 1 Publikation.</text:p>
          </table:table-cell>
          <table:table-cell table:style-name="Durchgestrichen"/>
          <table:table-cell table:number-columns-repeated="1017"/>
        </table:table-row>
        <table:table-row table:style-name="ro7">
          <table:table-cell table:number-columns-repeated="2"/>
          <table:table-cell table:style-name="ce7" office:value-type="string" table:number-columns-spanned="2" table:number-rows-spanned="1">
            <text:p>Planungen / Kommentare</text:p>
          </table:table-cell>
          <table:covered-table-cell/>
          <table:table-cell table:number-columns-repeated="1019"/>
        </table:table-row>
        <table:table-row table:style-name="ro7">
          <table:table-cell table:number-columns-repeated="2"/>
          <table:table-cell office:value-type="string">
            <text:p>Kommentare</text:p>
          </table:table-cell>
          <table:table-cell office:value-type="string">
            <text:p>planung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7" office:value-type="string" table:number-columns-spanned="2" table:number-rows-spanned="1">
            <text:p> DTA DB Metadaten</text:p>
          </table:table-cell>
          <table:covered-table-cell/>
          <table:table-cell table:number-columns-repeated="1019"/>
        </table:table-row>
        <table:table-row table:style-name="ro7">
          <table:table-cell table:number-columns-repeated="2"/>
          <table:table-cell table:style-name="Durchgestrichen" office:value-type="string">
            <text:p>letzte Änderung am:</text:p>
          </table:table-cell>
          <table:table-cell table:style-name="Durchgestrichen" office:value-type="string">
            <text:p>log_last_change</text:p>
          </table:table-cell>
          <table:table-cell office:value-type="string">
            <text:p>Sinnlos, da Metadaten und Book nur Partitionen einer Menge von Attributen sind.</text:p>
          </table:table-cell>
          <table:table-cell table:number-columns-repeated="1018"/>
        </table:table-row>
        <table:table-row table:style-name="ro7">
          <table:table-cell table:number-columns-repeated="2"/>
          <table:table-cell table:style-name="Durchgestrichen" office:value-type="string">
            <text:p>letzte Änderung durch:</text:p>
          </table:table-cell>
          <table:table-cell table:style-name="Durchgestrichen" office:value-type="string">
            <text:p>log_last_user</text:p>
          </table:table-cell>
          <table:table-cell table:number-columns-repeated="1019"/>
        </table:table-row>
        <table:table-row table:style-name="ro7">
          <table:table-cell table:number-columns-repeated="1023"/>
        </table:table-row>
        <table:table-row table:style-name="ro5">
          <table:table-cell table:number-columns-repeated="2"/>
          <table:table-cell table:style-name="ce9" office:value-type="string" table:number-columns-spanned="2" table:number-rows-spanned="1">
            <text:p>Quellenangaben</text:p>
          </table:table-cell>
          <table:covered-table-cell/>
          <table:table-cell table:number-columns-repeated="1019"/>
        </table:table-row>
        <table:table-row table:style-name="ro7">
          <table:table-cell/>
          <table:table-cell office:value-type="string">
            <text:p>copy_location.availability</text:p>
          </table:table-cell>
          <table:table-cell office:value-type="string">
            <text:p>Nachweis erhältlich</text:p>
          </table:table-cell>
          <table:table-cell office:value-type="string">
            <text:p>fundstellen.accessible</text:p>
          </table:table-cell>
          <table:table-cell office:value-type="string">
            <text:p>0: nicht zugänglich, 1: zugänglich, 2: ungeklärt</text:p>
          </table:table-cell>
          <table:table-cell table:number-columns-repeated="1018"/>
        </table:table-row>
        <table:table-row table:style-name="ro7">
          <table:table-cell/>
          <table:table-cell office:value-type="string">
            <text:p>copy_location.catalogue_internal</text:p>
          </table:table-cell>
          <table:table-cell office:value-type="string">
            <text:p>Interne Katalognummer</text:p>
          </table:table-cell>
          <table:table-cell office:value-type="string">
            <text:p>fundstellen.bib_id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copy_location.catalogue_signature</text:p>
          </table:table-cell>
          <table:table-cell office:value-type="string">
            <text:p>Signatur in Bibliothek</text:p>
          </table:table-cell>
          <table:table-cell office:value-type="string">
            <text:p>fundstellen.signatur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copy_location.comments</text:p>
          </table:table-cell>
          <table:table-cell office:value-type="string">
            <text:p>Kommentare (teilweise frühere Angaben)</text:p>
          </table:table-cell>
          <table:table-cell office:value-type="string">
            <text:p>fundstellen.comments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7" office:value-type="string" table:number-columns-spanned="2" table:number-rows-spanned="1">
            <text:p>Task</text:p>
          </table:table-cell>
          <table:covered-table-cell/>
          <table:table-cell table:number-columns-repeated="1019"/>
        </table:table-row>
        <table:table-row table:style-name="ro7">
          <table:table-cell table:number-columns-repeated="2"/>
          <table:table-cell office:value-type="string">
            <text:p>Physischer Ort</text:p>
          </table:table-cell>
          <table:table-cell office:value-type="string">
            <text:p>physical_location</text:p>
          </table:table-cell>
          <table:table-cell table:number-columns-repeated="1019"/>
        </table:table-row>
        <table:table-row table:style-name="ro7">
          <table:table-cell table:number-columns-repeated="2"/>
          <table:table-cell office:value-type="string">
            <text:p>Zeitpunkt der Aktivierung</text:p>
          </table:table-cell>
          <table:table-cell office:value-type="string">
            <text:p>activate_date</text:p>
          </table:table-cell>
          <table:table-cell table:number-columns-repeated="1019"/>
        </table:table-row>
        <table:table-row table:style-name="ro7">
          <table:table-cell table:number-columns-repeated="2"/>
          <table:table-cell office:value-type="string">
            <text:p>Abgeschlossen</text:p>
          </table:table-cell>
          <table:table-cell office:value-type="string">
            <text:p>closed</text:p>
          </table:table-cell>
          <table:table-cell table:number-columns-repeated="1019"/>
        </table:table-row>
        <table:table-row table:style-name="ro7">
          <table:table-cell office:value-type="string">
            <text:p>Noch notwendig?</text:p>
          </table:table-cell>
          <table:table-cell/>
          <table:table-cell office:value-type="string">
            <text:p>Letzte Änderung druch Benutzer</text:p>
          </table:table-cell>
          <table:table-cell office:value-type="string">
            <text:p>log_last_user</text:p>
          </table:table-cell>
          <table:table-cell table:number-columns-repeated="1019"/>
        </table:table-row>
        <table:table-row table:style-name="ro7">
          <table:table-cell office:value-type="string">
            <text:p>Bedeutung?</text:p>
          </table:table-cell>
          <table:table-cell/>
          <table:table-cell office:value-type="string">
            <text:p>Ist Task für Gruppe oder nicht.</text:p>
          </table:table-cell>
          <table:table-cell office:value-type="string">
            <text:p>grouped_task</text:p>
          </table:table-cell>
          <table:table-cell table:number-columns-repeated="1019"/>
        </table:table-row>
        <table:table-row table:style-name="ro7" table:number-rows-repeated="1048459">
          <table:table-cell table:number-columns-repeated="1023"/>
        </table:table-row>
        <table:table-row table:style-name="ro7">
          <table:table-cell table:number-columns-repeated="1023"/>
        </table:table-row>
      </table:table>
      <table:table table:name="Tabelle2" table:style-name="ta1">
        <table:table-column table:style-name="co5" table:default-cell-style-name="Default"/>
        <table:table-row table:style-name="ro7">
          <table:table-cell/>
        </table:table-row>
      </table:table>
      <table:table table:name="Tabelle3" table:style-name="ta1">
        <table:table-column table:style-name="co5" table:default-cell-style-name="Default"/>
        <table:table-row table:style-name="ro7">
          <table:table-cell/>
        </table:table-row>
      </table:table>
      <table:database-ranges>
        <table:database-range table:name="__Anonymous_Sheet_DB__1" table:target-range-address="Tabelle1.C4:Tabelle1.D5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benannt1" style:family="table-cell" style:parent-style-name="Default">
      <style:table-cell-properties fo:background-color="#c5000b"/>
    </style:style>
    <style:style style:name="Durchgestrichen" style:family="table-cell" style:parent-style-name="Default">
      <style:text-properties style:text-line-through-style="soli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4">14.11.2013</text:date>, <text:time>18:49:5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18T10:29:34</meta:creation-date>
    <dc:date>2013-11-14T18:49:58</dc:date>
    <meta:editing-duration>P2DT7H25M40S</meta:editing-duration>
    <meta:editing-cycles>16</meta:editing-cycles>
    <meta:generator>OpenOffice/4.0.1$Unix OpenOffice.org_project/401m5$Build-9714</meta:generator>
    <meta:print-date>2012-09-18T10:52:43</meta:print-date>
    <dc:creator>Carl Witt</dc:creator>
    <meta:document-statistic meta:table-count="3" meta:cell-count="287" meta:object-count="0"/>
    <meta:user-defined meta:name=""/>
  </office:meta>
</office:document-meta>
</file>